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serif-pro" svg:font-family="source-serif-pro, Georgia, Cambria, 'Times New Roman', Times,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color="#ffffff"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E- Two hundred years old<text:line-break/>PLACE OF BIRTH- the empire a scientist who saw a huge and vital opportunity. Went wild with his ideas- There was no sexual market no pornography no fulfillment of the vast needs of humanity. So few got fufilling partners. The company had compleetly co-opted human relationships and made them sterile and loveless and broken. This doctor stepped in with a sick solution. <text:line-break/>CURRENT LOCATION- the tree top pleasure palace <text:line-break/>NATIONALITY- used to be norse</text:p>
      <text:p text:style-name="P1">EDUCATION- company educated scientist. <text:line-break/>OCCUPATION- Leader of the sexual market. <text:line-break/>INCOME- untold billions- the sexual market is pretty much captivated through her and the millions of off-shoots and purverors of the transformative chemical. <text:line-break/>HEIGHT- anywhere from 3' to 10' tall based on what the customer wants. And what she needs. <text:line-break/>EYE COLOR- multivariate <text:line-break/>HAIR COLOR- as varried as the moon- many lengths and types and styles. Her normal is a dark raven black. <text:line-break/>BUILD- Muscular mommy like a vast black demon with huge breasts and veluptious hips. <text:line-break/>DISTINGUISHING FEATURES milk black pearl purple eyes. Raven hair- <text:line-break/>PREFERED OUTFIT- a thousand different outfits- but mostly wears a silk bathrobe or a business suit to be taken seriously. Combat armor when things are bad.<text:line-break/>GLASSES- of course! <text:line-break/>ACCESSORIES- Medical and science equipment. Technology and marketing materials market watches- she's more tapped into the system than you know “has it by the balls” as it were .<text:line-break/>GROOMING (dishelved, smart put together, untidy but clean, other explain) Incredibly clean. Everything is immaculate. Like a five star hotel. <text:line-break/><text:line-break/>DISTINGUISHING TICS AND MANNERISMS- She has a sultry lovely voice deep and feminine like the waves of the ocean crashing on the cliffs. <text:line-break/><text:line-break/>Always offering, making deals, giving people what they want. They have <text:soft-page-break/>ultimate power in the pleasure dome. And as long as the dome keeps turning out content, and keeping everyone hooked on it, then the Yaga get's left alone. <text:line-break/><text:line-break/><text:line-break/><text:line-break/><text:line-break/>HEALTH DO THE SUFFER FROM ILLNESS?<text:line-break/>They cannot be without the substance. It causes extreeme withdrawl symptoms and problems with physical stablity. Makes the horrifically ugly. Stops their youth. <text:line-break/><text:line-break/><text:line-break/>HANDWRITING</text:p>
      <text:p text:style-name="P1">A sharp but sensual cursive</text:p>
      <text:p text:style-name="P1"><text:line-break/>GAIT(Confident, powerful strides Lazy stroll Fast, walks at a clip Distracted, eyes on the ground Other? If so, explain: )</text:p>
      <text:p text:style-name="P1"/>
      <text:p text:style-name="P1">A sexual mincing strut. Both powerful and sexy. She is fucking huge so she really commands a room. But she is also cuvasious and hot and has a lot of meat to pack around. Part indica flower and part hot dommy mommy. <text:line-break/><text:line-break/>Style of speech (elevated, educated, peppered with slang, etc.): <text:line-break/><text:line-break/>She's got a brittish accent. Educated for sure. She also has a commanding hypotizing thing she can do. Like she can talk to someone when their in their head? Is it telepathy? Nawww nanobots. </text:p>
      <text:p text:style-name="P1"/>
      <text:p text:style-name="P1">Tempo of speech (rapid, slow, measured, drawl, etc.): <text:line-break/>Measured and deleberate. Everything is an invitation to fuck. To give in. to let her take you where you want to go. <text:line-break/><text:line-break/>Do they have an accent yes or no- yep brittish, if that is what you want to hear. She shimmers in the light of a thousand nano bots. They each intuit what you want. What she wants you to see. They take the reactions from <text:soft-page-break/>what you do and slowy morph themselves into what you DEEPLY desire. </text:p>
      <text:p text:style-name="P1"/>
      <text:p text:style-name="P1">PITCH MOLODIC GRAVELLY DEEP ECT- <text:line-break/><text:line-break/>MIKA Grace Kelly <text:line-break/><text:line-break/>She talks in the voice of opium. Sweet and soft and deep. Like a smokers voice but sexual. Not manly Laura Prepon.... </text:p>
      <text:p text:style-name="P1"/>
      <text:p text:style-name="P1">POSTURE (Stiff, military Slouching Casual and relaxed ‘Turtle’, tired Other? If so, explain: )<text:line-break/><text:line-break/>She cocks her hips. Theres a lot there. When she is the baba yaga. Which is the form she herself likes the most- She stands like that fucking demon in the futanari stuff. <text:line-break/><text:line-break/></text:p>
      <text:p text:style-name="P1"/>
      <text:p text:style-name="P1">GESTURING(Only when agitated or eager Doesn’t gesture Compulsive “hand-talker” Controlled, only to make a point Other? If so, explain )<text:line-break/><text:line-break/>She gestures a lot. It all feels like shes sifting a glass of wine. Or explaining a piece of art. <text:line-break/><text:line-break/>Level of Eye Contact (direct shifty etc)- it is fucking direct. Like shes gonna eat you alive. But you like the eyecontact. You like the attention. Or if you show you don't like it... if you'd rather hunt her. She plays to that. Each person see's the baba yaga as something entirely different.<text:line-break/><text:line-break/>SPEECH IMPEDIMENTS- none her speech is beautiful and perfect. <text:line-break/><text:line-break/>DISTINGUISHING SPEECH TICS</text:p>
      <text:p text:style-name="P1">Lots of darlings and pet names and little jibes. Or what ever you'd like to hear. <text:line-break/><text:line-break/>PREFERED CURSE WORD- <text:line-break/><text:soft-pag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soft-pag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P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line-break/>FATHER<text:line-break/>AGE IF LIVING? OCCUPATION<text:line-break/>BRIEFLY DESCIVE THEIR RELATIONSHIP WITH YOUR CHARACTER_ </text:p>
      <text:p text:style-name="P1"/>
      <text:p text:style-name="P1">MOTHER <text:line-break/>AGE IF LIVING<text:line-break/>OCCUPATION<text:line-break/>BRIEFLY DESCRIVE THEIR RELATIONSHIP WIT YOUR CHARACTER <text:soft-page-break/><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text:soft-pag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text:soft-page-break/></text:p>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soft-pag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HE PRESENT AND THE FUTURE<text:line-break/><text:line-break/>STORY GOAL</text:p>
      <text:p text:style-name="P1"/>
      <text:p text:style-name="P1">STORY MOTIV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serif-pro" svg:font-family="source-serif-pro, Georgia, Cambria, 'Times New Roman', Times,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01T11:50:57.61</meta:creation-date>
    <dc:date>2023-02-03T09:27:24.34</dc:date>
    <dc:creator>Blake Stanger</dc:creator>
    <meta:editing-duration>PT5H33M47S</meta:editing-duration>
    <meta:editing-cycles>4</meta:editing-cycles>
    <meta:generator>OpenOffice/4.1.11$Win32 OpenOffice.org_project/4111m1$Build-9808</meta:generator>
    <meta:document-statistic meta:table-count="0" meta:image-count="0" meta:object-count="0" meta:page-count="9" meta:paragraph-count="45" meta:word-count="1379" meta:character-count="8335"/>
  </office:meta>
</office:document-meta>
</file>